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1" style:family="text">
      <style:text-properties fo:color="#800000"/>
    </style:style>
    <style:style style:name="T2" style:family="text">
      <style:text-properties fo:color="#0000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2300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la 01</text:h>
      <text:p text:style-name="código"/>
      <text:p text:style-name="código"/>
      <text:h text:style-name="Heading_20_2" text:outline-level="2">Código 01:</text:h>
      <text:p text:style-name="código">public class Welcome1 {</text:p>
      <text:p text:style-name="código"><text:s text:c="3"/>public static void main( String args[] ) {</text:p>
      <text:p text:style-name="código"><text:span text:style-name="T1"><text:s text:c="6"/>System.out.println( </text:span><text:span text:style-name="T2">"Welcome to Java Programming!"</text:span><text:span text:style-name="T1"> );</text:span></text:p>
      <text:p text:style-name="código"><text:s text:c="3"/>}</text:p>
      <text:p text:style-name="código">}</text:p>
      <text:p text:style-name="código"/>
      <text:h text:style-name="Heading_20_2" text:outline-level="2">Código 02:</text:h>
      <text:p text:style-name="código">public class Welcome3 {</text:p>
      <text:p text:style-name="código"><text:s text:c="3"/>public static void main( String args[] ) {</text:p>
      <text:p text:style-name="código"><text:s text:c="6"/><text:span text:style-name="T3">System.out.println( "Welcome</text:span><text:span text:style-name="T5">\n</text:span><text:span text:style-name="T3">to</text:span><text:span text:style-name="T5">\n</text:span><text:span text:style-name="T3">Java</text:span><text:span text:style-name="T5">\n</text:span><text:span text:style-name="T3">Programming!" );</text:span></text:p>
      <text:p text:style-name="código"><text:s text:c="3"/>}</text:p>
      <text:p text:style-name="código">}</text:p>
      <text:p text:style-name="código"/>
      <text:h text:style-name="Heading_20_2" text:outline-level="2">Código 03:</text:h>
      <text:p text:style-name="código">public class Welcome4 {</text:p>
      <text:p text:style-name="código"><text:s text:c="2"/>public static void main( String args[] ) {</text:p>
      <text:p text:style-name="código"><text:span text:style-name="T3"><text:s text:c="4"/></text:span>System.out.<text:span text:style-name="T4">printf</text:span>("<text:span text:style-name="T6">%s\n%s"</text:span>,"<text:span text:style-name="T6">Welcome to"</text:span>,<text:span text:style-name="T6">“Java Programming!”</text:span> );</text:p>
      <text:p text:style-name="código"><text:s text:c="3"/>}</text:p>
      <text:p text:style-name="código">}</text:p>
      <text:p text:style-name="código"/>
      <text:h text:style-name="Heading_20_2" text:outline-level="2">Código 04:</text:h>
      <text:p text:style-name="código">public class GradeBook{</text:p>
      <text:p text:style-name="código"><text:s text:c="3"/>public void displayMessage(){</text:p>
      <text:p text:style-name="código"><text:s text:c="6"/>System.out.println( "Welcome to the Grade Book!" );</text:p>
      <text:p text:style-name="código"><text:s text:c="3"/>}</text:p>
      <text:p text:style-name="código">}</text:p>
      <text:p text:style-name="código"/>
      <text:h text:style-name="Heading_20_2" text:outline-level="2">Código 05:</text:h>
      <text:p text:style-name="código">public class GradeBookTest{</text:p>
      <text:p text:style-name="código"><text:s text:c="3"/>public static void main( String args[] ){ </text:p>
      <text:p text:style-name="código"><text:s text:c="6"/>GradeBook myGradeBook = new GradeBook();</text:p>
      <text:p text:style-name="código"><text:s text:c="6"/>myGradeBook.displayMessage();</text:p>
      <text:p text:style-name="código"><text:s text:c="3"/>}</text:p>
      <text:p text:style-name="código">}</text:p>
      <text:p text:style-name="código"/>
      <text:p text:style-name="código"/>
      <text:p text:style-name="códig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5pt" style:text-underline-style="solid" style:text-underline-width="bold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Corpo_20_do_20_texto" style:display-name="Corpo do texto" style:family="paragraph" style:parent-style-name="Standard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Título1" style:family="paragraph" style:parent-style-name="Standard">
      <style:paragraph-properties fo:margin-top="0.42cm" fo:margin-bottom="0.21cm"/>
    </style:style>
    <style:style style:name="Título2" style:family="paragraph" style:parent-style-name="Standard">
      <style:paragraph-properties fo:margin-top="0.42cm" fo:margin-bottom="0.21cm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Dimensão" style:display-name="Linha de Dimensão" style:family="paragraph" style:parent-style-name="Standard"/>
    <style:style style:name="modelo-treinamento_7e_LT_7e_Gliederung_20_1" style:display-name="modelo-treinamento~LT~Gliederung 1" style:family="paragraph">
      <style:paragraph-properties fo:margin-left="1.198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xi Sans" fo:font-size="32pt" fo:font-style="normal" fo:text-shadow="none" style:text-underline-style="none" fo:font-weight="normal" style:font-name-asian="Luxi Sans" style:font-size-asian="32pt" style:font-style-asian="normal" style:font-weight-asian="normal" style:font-name-complex="Luxi Sans" style:font-size-complex="32pt" style:font-style-complex="normal" style:font-weight-complex="normal"/>
    </style:style>
    <style:style style:name="modelo-treinamento_7e_LT_7e_Gliederung_20_2" style:display-name="modelo-treinamento~LT~Gliederung 2" style:family="paragraph" style:parent-style-name="modelo-treinamento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modelo-treinamento_7e_LT_7e_Gliederung_20_3" style:display-name="modelo-treinamento~LT~Gliederung 3" style:family="paragraph" style:parent-style-name="modelo-treinamento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modelo-treinamento_7e_LT_7e_Gliederung_20_4" style:display-name="modelo-treinamento~LT~Gliederung 4" style:family="paragraph" style:parent-style-name="modelo-treinamento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modelo-treinamento_7e_LT_7e_Gliederung_20_5" style:display-name="modelo-treinamento~LT~Gliederung 5" style:family="paragraph" style:parent-style-name="modelo-treinamento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modelo-treinamento_7e_LT_7e_Gliederung_20_6" style:display-name="modelo-treinamento~LT~Gliederung 6" style:family="paragraph" style:parent-style-name="modelo-treinamento_7e_LT_7e_Gliederung_20_5">
      <style:paragraph-properties fo:margin-left="7.2cm" fo:margin-right="0cm" fo:text-indent="-0.6cm" style:auto-text-indent="false">
        <style:tab-stops/>
      </style:paragraph-properties>
    </style:style>
    <style:style style:name="modelo-treinamento_7e_LT_7e_Gliederung_20_7" style:display-name="modelo-treinamento~LT~Gliederung 7" style:family="paragraph" style:parent-style-name="modelo-treinamento_7e_LT_7e_Gliederung_20_6">
      <style:paragraph-properties fo:margin-left="8.4cm" fo:margin-right="0cm" fo:text-indent="-0.6cm" style:auto-text-indent="false">
        <style:tab-stops/>
      </style:paragraph-properties>
    </style:style>
    <style:style style:name="modelo-treinamento_7e_LT_7e_Gliederung_20_8" style:display-name="modelo-treinamento~LT~Gliederung 8" style:family="paragraph" style:parent-style-name="modelo-treinamento_7e_LT_7e_Gliederung_20_7">
      <style:paragraph-properties fo:margin-left="9.601cm" fo:margin-right="0cm" fo:text-indent="-0.6cm" style:auto-text-indent="false">
        <style:tab-stops/>
      </style:paragraph-properties>
    </style:style>
    <style:style style:name="modelo-treinamento_7e_LT_7e_Gliederung_20_9" style:display-name="modelo-treinamento~LT~Gliederung 9" style:family="paragraph" style:parent-style-name="modelo-treinamento_7e_LT_7e_Gliederung_20_8">
      <style:paragraph-properties fo:margin-left="10.8cm" fo:margin-right="0cm" fo:text-indent="-0.6cm" style:auto-text-indent="false">
        <style:tab-stops/>
      </style:paragraph-properties>
    </style:style>
    <style:style style:name="modelo-treinamento_7e_LT_7e_Titel" style:display-name="modelo-treinament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xi Sans" fo:font-size="44pt" fo:font-style="normal" fo:text-shadow="none" style:text-underline-style="none" fo:font-weight="normal" style:font-name-asian="Luxi Sans" style:font-size-asian="44pt" style:font-style-asian="normal" style:font-weight-asian="normal" style:font-name-complex="Luxi Sans" style:font-size-complex="44pt" style:font-style-complex="normal" style:font-weight-complex="normal"/>
    </style:style>
    <style:style style:name="modelo-treinamento_7e_LT_7e_Untertitel" style:display-name="modelo-treinament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xi Sans" fo:font-size="32pt" fo:font-style="normal" fo:text-shadow="none" style:text-underline-style="none" fo:font-weight="normal" style:font-name-asian="Luxi Sans" style:font-size-asian="32pt" style:font-style-asian="normal" style:font-weight-asian="normal" style:font-name-complex="Luxi Sans" style:font-size-complex="32pt" style:font-style-complex="normal" style:font-weight-complex="normal"/>
    </style:style>
    <style:style style:name="modelo-treinamento_7e_LT_7e_Notizen" style:display-name="modelo-treinamento~LT~Notizen" style:family="paragraph">
      <style:paragraph-properties fo:margin-left="0.6cm" fo:margin-right="0cm" fo:text-indent="0cm" style:auto-text-indent="false" style:text-autospace="none"/>
      <style:text-properties style:use-window-font-color="true" style:text-outline="false" style:text-line-through-style="none" style:font-name="Luxi Sans" fo:font-size="20pt" fo:font-style="normal" fo:text-shadow="none" style:text-underline-style="none" fo:font-weight="normal" style:font-name-asian="Luxi Sans" style:font-size-asian="20pt" style:font-style-asian="normal" style:font-weight-asian="normal" style:font-name-complex="Luxi Sans" style:font-size-complex="20pt" style:font-style-complex="normal" style:font-weight-complex="normal"/>
    </style:style>
    <style:style style:name="modelo-treinamento_7e_LT_7e_Hintergrundobjekte" style:display-name="modelo-treinamento~LT~Hintergrundobjekte" style:family="paragraph">
      <style:paragraph-properties style:text-autospace="none"/>
    </style:style>
    <style:style style:name="modelo-treinamento_7e_LT_7e_Hintergrund" style:display-name="modelo-treinamento~LT~Hintergrund" style:family="paragraph">
      <style:paragraph-properties style:text-autospace="none"/>
    </style:style>
    <style:style style:name="WW-Título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bjetos_20_de_20_plano_20_de_20_fundo" style:display-name="Objetos de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Estrutura_20_de_20_Tópicos_20_1" style:display-name="Estrutura de Tópicos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Estrutura_20_de_20_Tópicos_20_3" style:display-name="Estrutura de Tópicos 3" style:family="paragraph" style:parent-style-name="Estrutura_20_de_20_Tópicos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Estrutura_20_de_20_Tópicos_20_6" style:display-name="Estrutura de Tópicos 6" style:family="paragraph" style:parent-style-name="Estrutura_20_de_20_Tópicos_20_5">
      <style:paragraph-properties fo:margin-left="7.2cm" fo:margin-right="0cm" fo:text-indent="-0.6cm" style:auto-text-indent="false">
        <style:tab-stops/>
      </style:paragraph-properties>
    </style:style>
    <style:style style:name="Estrutura_20_de_20_Tópicos_20_7" style:display-name="Estrutura de Tópicos 7" style:family="paragraph" style:parent-style-name="Estrutura_20_de_20_Tópicos_20_6">
      <style:paragraph-properties fo:margin-left="8.4cm" fo:margin-right="0cm" fo:text-indent="-0.6cm" style:auto-text-indent="false">
        <style:tab-stops/>
      </style:paragraph-properties>
    </style:style>
    <style:style style:name="Estrutura_20_de_20_Tópicos_20_8" style:display-name="Estrutura de Tópicos 8" style:family="paragraph" style:parent-style-name="Estrutura_20_de_20_Tópicos_20_7">
      <style:paragraph-properties fo:margin-left="9.601cm" fo:margin-right="0cm" fo:text-indent="-0.6cm" style:auto-text-indent="false">
        <style:tab-stops/>
      </style:paragraph-properties>
    </style:style>
    <style:style style:name="Estrutura_20_de_20_Tópicos_20_9" style:display-name="Estrutura de Tópicos 9" style:family="paragraph" style:parent-style-name="Estrutura_20_de_20_Tópicos_20_8">
      <style:paragraph-properties fo:margin-left="10.8cm" fo:margin-right="0cm" fo:text-indent="-0.6cm" style:auto-text-indent="false">
        <style:tab-stops/>
      </style:paragraph-properties>
    </style:style>
    <style:style style:name="Padrão_7e_LT_7e_Gliederung_20_1" style:display-name="Padrão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adrão_7e_LT_7e_Gliederung_20_3" style:display-name="Padrão~LT~Gliederung 3" style:family="paragraph" style:parent-style-name="Padrão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adrão_7e_LT_7e_Gliederung_20_6" style:display-name="Padrão~LT~Gliederung 6" style:family="paragraph" style:parent-style-name="Padrão_7e_LT_7e_Gliederung_20_5">
      <style:paragraph-properties fo:margin-left="7.2cm" fo:margin-right="0cm" fo:text-indent="-0.6cm" style:auto-text-indent="false">
        <style:tab-stops/>
      </style:paragraph-properties>
    </style:style>
    <style:style style:name="Padrão_7e_LT_7e_Gliederung_20_7" style:display-name="Padrão~LT~Gliederung 7" style:family="paragraph" style:parent-style-name="Padrão_7e_LT_7e_Gliederung_20_6">
      <style:paragraph-properties fo:margin-left="8.4cm" fo:margin-right="0cm" fo:text-indent="-0.6cm" style:auto-text-indent="false">
        <style:tab-stops/>
      </style:paragraph-properties>
    </style:style>
    <style:style style:name="Padrão_7e_LT_7e_Gliederung_20_8" style:display-name="Padrão~LT~Gliederung 8" style:family="paragraph" style:parent-style-name="Padrão_7e_LT_7e_Gliederung_20_7">
      <style:paragraph-properties fo:margin-left="9.601cm" fo:margin-right="0cm" fo:text-indent="-0.6cm" style:auto-text-indent="false">
        <style:tab-stops/>
      </style:paragraph-properties>
    </style:style>
    <style:style style:name="Padrão_7e_LT_7e_Gliederung_20_9" style:display-name="Padrão~LT~Gliederung 9" style:family="paragraph" style:parent-style-name="Padrão_7e_LT_7e_Gliederung_20_8">
      <style:paragraph-properties fo:margin-left="10.8cm" fo:margin-right="0cm" fo:text-indent="-0.6cm" style:auto-text-indent="false">
        <style:tab-stops/>
      </style:paragraph-properties>
    </style:style>
    <style:style style:name="Padrão_7e_LT_7e_Titel" style:display-name="Padrã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código" style:family="paragraph" style:class="text">
      <style:paragraph-properties>
        <style:tab-stops/>
      </style:paragraph-properties>
      <style:text-properties style:font-name="Courier New"/>
    </style:style>
    <style:style style:name="WW-Título123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21" style:family="paragraph" style:parent-style-name="Standard">
      <style:paragraph-properties fo:margin-top="0.42cm" fo:margin-bottom="0.21cm"/>
    </style:style>
    <style:style style:name="WW-Título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ulo12345" style:family="paragraph" style:parent-style-name="Standard">
      <style:paragraph-properties fo:margin-top="0.42cm" fo:margin-bottom="0.21cm"/>
    </style:style>
    <style:style style:name="WW-Título112" style:family="paragraph" style:parent-style-name="Standard">
      <style:paragraph-properties fo:margin-top="0.42cm" fo:margin-bottom="0.21cm"/>
    </style:style>
    <style:style style:name="WW-Título212" style:family="paragraph" style:parent-style-name="Standard">
      <style:paragraph-properties fo:margin-top="0.42cm" fo:margin-bottom="0.21cm"/>
    </style:style>
    <style:style style:name="WW-Título12345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ulo1234567" style:family="paragraph" style:parent-style-name="Standard">
      <style:paragraph-properties fo:margin-top="0.42cm" fo:margin-bottom="0.21cm"/>
    </style:style>
    <style:style style:name="WW-Título1123" style:family="paragraph" style:parent-style-name="Standard">
      <style:paragraph-properties fo:margin-top="0.42cm" fo:margin-bottom="0.21cm"/>
    </style:style>
    <style:style style:name="WW-Título2123" style:family="paragraph" style:parent-style-name="Standard">
      <style:paragraph-properties fo:margin-top="0.42cm" fo:margin-bottom="0.21cm"/>
    </style:style>
    <style:style style:name="WW-Título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ulo123456789" style:family="paragraph" style:parent-style-name="Standard">
      <style:paragraph-properties fo:margin-top="0.42cm" fo:margin-bottom="0.21cm"/>
    </style:style>
    <style:style style:name="WW-Título11234" style:family="paragraph" style:parent-style-name="Standard">
      <style:paragraph-properties fo:margin-top="0.42cm" fo:margin-bottom="0.21cm"/>
    </style:style>
    <style:style style:name="WW-Título21234" style:family="paragraph" style:parent-style-name="Standard">
      <style:paragraph-properties fo:margin-top="0.42cm" fo:margin-bottom="0.21cm"/>
    </style:style>
    <style:style style:name="WW-Título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2$Win32 OpenOffice.org_project/680m18$Build-9161</meta:generator>
    <meta:creation-date>2007-05-03T10:53:50</meta:creation-date>
    <dc:date>2008-01-25T15:35:56</dc:date>
    <dc:language>pt-BR</dc:language>
    <meta:editing-cycles>4</meta:editing-cycles>
    <meta:editing-duration>PT3H56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2" meta:word-count="83" meta:character-count="737"/>
  </office:meta>
</office:document-meta>
</file>